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Replacements/Object 2" manifest:media-type=""/>
  <manifest:file-entry manifest:full-path="ObjectReplacements/Object 1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5" manifest:media-type="application/vnd.sun.star.oleobject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Object 2" manifest:media-type="application/vnd.sun.star.oleobject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Cabecera">
      <style:paragraph-properties>
        <style:tab-stops>
          <style:tab-stop style:position="17.59cm" style:type="right"/>
        </style:tab-stops>
      </style:paragraph-properties>
      <style:text-properties officeooo:paragraph-rsid="0022dd75"/>
    </style:style>
    <style:style style:name="P2" style:family="paragraph" style:parent-style-name="Cabecera">
      <style:paragraph-properties>
        <style:tab-stops>
          <style:tab-stop style:position="17.59cm" style:type="right"/>
        </style:tab-stops>
      </style:paragraph-properties>
      <style:text-properties fo:font-size="6pt" officeooo:paragraph-rsid="0022dd75" style:font-size-asian="5.25pt" style:font-size-complex="6pt"/>
    </style:style>
    <style:style style:name="P3" style:family="paragraph" style:parent-style-name="Pie_20_de_20_Pagina">
      <style:text-properties fo:font-size="10.5pt" style:font-size-asian="10.5pt" style:font-size-complex="10.5pt"/>
    </style:style>
    <style:style style:name="P4" style:family="paragraph" style:parent-style-name="Standard">
      <style:text-properties officeooo:paragraph-rsid="00314075"/>
    </style:style>
    <style:style style:name="P5" style:family="paragraph" style:parent-style-name="Titulo_20_2">
      <style:text-properties officeooo:paragraph-rsid="00314075"/>
    </style:style>
    <style:style style:name="P6" style:family="paragraph" style:parent-style-name="Standard">
      <style:text-properties officeooo:paragraph-rsid="002eb761"/>
    </style:style>
    <style:style style:name="P7" style:family="paragraph" style:parent-style-name="Standard" style:master-page-name="">
      <loext:graphic-properties draw:fill="none"/>
      <style:paragraph-properties fo:margin-left="0cm" fo:margin-right="1.6cm" fo:text-indent="0cm" style:auto-text-indent="false" style:page-number="auto" fo:background-color="transparent"/>
      <style:text-properties officeooo:paragraph-rsid="002eb761"/>
    </style:style>
    <style:style style:name="P8" style:family="paragraph" style:parent-style-name="Titulo_20_1">
      <style:text-properties officeooo:paragraph-rsid="002eb761"/>
    </style:style>
    <style:style style:name="P9" style:family="paragraph" style:parent-style-name="Titulo_20_2">
      <style:text-properties officeooo:paragraph-rsid="002eb761"/>
    </style:style>
    <style:style style:name="P10" style:family="paragraph" style:parent-style-name="Titulo_20_3">
      <style:text-properties officeooo:paragraph-rsid="002eb761"/>
    </style:style>
    <style:style style:name="P11" style:family="paragraph" style:parent-style-name="Standard">
      <style:text-properties officeooo:paragraph-rsid="003054db"/>
    </style:style>
    <style:style style:name="P12" style:family="paragraph" style:parent-style-name="Titulo_20_2">
      <style:text-properties officeooo:paragraph-rsid="003054db"/>
    </style:style>
    <style:style style:name="P13" style:family="paragraph" style:parent-style-name="Titulo_20_2.1">
      <style:text-properties officeooo:paragraph-rsid="003054db"/>
    </style:style>
    <style:style style:name="P14" style:family="paragraph" style:parent-style-name="Titulo_20_3">
      <style:text-properties officeooo:paragraph-rsid="003054db"/>
    </style:style>
    <style:style style:name="P15" style:family="paragraph" style:parent-style-name="normal" style:master-page-name="">
      <loext:graphic-properties draw:fill="none"/>
      <style:paragraph-properties fo:margin-left="9.1cm" fo:margin-right="1.6cm" fo:margin-top="0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03054db" style:font-name-asian="Times New Roman1" style:font-size-asian="12pt" style:font-name-complex="Times New Roman1" style:font-size-complex="12pt"/>
    </style:style>
    <style:style style:name="P16" style:family="paragraph" style:parent-style-name="normal">
      <style:paragraph-properties fo:margin-left="0.035cm" fo:margin-right="0.106cm" fo:margin-top="0cm" fo:margin-bottom="0.6cm" style:contextual-spacing="false" fo:line-height="106%" fo:text-align="start" style:justify-single-word="false" fo:text-indent="0cm" style:auto-text-indent="false"/>
      <style:text-properties style:font-name="Times New Roman" fo:font-size="12pt" fo:font-weight="bold" officeooo:paragraph-rsid="00314075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normal">
      <style:paragraph-properties fo:margin-left="0.035cm" fo:margin-right="0.106cm" fo:margin-top="0cm" fo:margin-bottom="0.6cm" style:contextual-spacing="false" fo:line-height="106%" fo:text-align="start" style:justify-single-word="false" fo:text-indent="0cm" style:auto-text-indent="false"/>
      <style:text-properties style:font-name="Times New Roman" fo:font-weight="bold" officeooo:paragraph-rsid="00314075" style:font-name-asian="Times New Roman1" style:font-weight-asian="bold" style:font-name-complex="Times New Roman1"/>
    </style:style>
    <style:style style:name="P18" style:family="paragraph" style:parent-style-name="normal">
      <style:paragraph-properties fo:margin-left="0.035cm" fo:margin-right="-0.071cm" fo:margin-top="0cm" fo:margin-bottom="0.6cm" style:contextual-spacing="false" fo:line-height="106%" fo:text-align="start" style:justify-single-word="false" fo:text-indent="0cm" style:auto-text-indent="false"/>
      <style:text-properties style:font-name="Times New Roman" fo:font-weight="bold" officeooo:paragraph-rsid="00314075" style:font-name-asian="Times New Roman1" style:font-weight-asian="bold" style:font-name-complex="Times New Roman1"/>
    </style:style>
    <style:style style:name="P19" style:family="paragraph" style:parent-style-name="normal">
      <style:paragraph-properties fo:margin-left="0cm" fo:margin-right="0.106cm" fo:margin-top="0cm" fo:margin-bottom="0.6cm" style:contextual-spacing="false" fo:line-height="105%" fo:text-align="start" style:justify-single-word="false" fo:text-indent="0cm" style:auto-text-indent="false"/>
      <style:text-properties style:font-name="Times New Roman" fo:font-size="13pt" fo:font-weight="bold" officeooo:paragraph-rsid="00314075" style:font-name-asian="Times New Roman1" style:font-size-asian="13pt" style:font-weight-asian="bold" style:font-name-complex="Times New Roman1" style:font-size-complex="13pt"/>
    </style:style>
    <style:style style:name="P20" style:family="paragraph" style:parent-style-name="Standard">
      <style:text-properties officeooo:paragraph-rsid="00335137"/>
    </style:style>
    <style:style style:name="P21" style:family="paragraph" style:parent-style-name="Titulo_20_1">
      <style:text-properties officeooo:paragraph-rsid="00335137"/>
    </style:style>
    <style:style style:name="P22" style:family="paragraph" style:parent-style-name="Titulo_20_2">
      <style:text-properties officeooo:paragraph-rsid="00335137"/>
    </style:style>
    <style:style style:name="P23" style:family="paragraph" style:parent-style-name="Titulo_20_1" style:master-page-name="Primera_20_Pagina">
      <style:paragraph-properties style:page-number="auto"/>
      <style:text-properties officeooo:paragraph-rsid="002eb761"/>
    </style:style>
    <style:style style:name="P24" style:family="paragraph" style:parent-style-name="Titulo_20_1" style:master-page-name="Primera_20_Pagina">
      <style:paragraph-properties style:page-number="auto" fo:break-before="page"/>
      <style:text-properties officeooo:paragraph-rsid="00335137"/>
    </style:style>
    <style:style style:name="P25" style:family="paragraph" style:parent-style-name="Contenido_20_1">
      <style:paragraph-properties fo:line-height="150%"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ido_20_2">
      <style:paragraph-properties fo:line-height="150%"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Contenido_20_3">
      <style:paragraph-properties fo:line-height="150%"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Encabezado_20_1" style:list-style-name="Numeración">
      <style:paragraph-properties fo:break-before="page"/>
      <style:text-properties officeooo:paragraph-rsid="00314075"/>
    </style:style>
    <style:style style:name="P29" style:family="paragraph" style:parent-style-name="Encabezado_20_1" style:list-style-name="Numeración">
      <style:paragraph-properties fo:break-before="page"/>
      <style:text-properties officeooo:paragraph-rsid="003b67d8"/>
    </style:style>
    <style:style style:name="P30" style:family="paragraph" style:parent-style-name="Encabezado_20_1" style:master-page-name="Primera_20_Pagina">
      <style:paragraph-properties style:page-number="auto"/>
      <style:text-properties officeooo:paragraph-rsid="003b67d8"/>
    </style:style>
    <style:style style:name="P31" style:family="paragraph" style:parent-style-name="Encabezado_20_1">
      <style:text-properties officeooo:paragraph-rsid="003b67d8"/>
    </style:style>
    <style:style style:name="P32" style:family="paragraph" style:parent-style-name="Encabezado_20_1" style:list-style-name="">
      <style:paragraph-properties fo:line-height="106%" fo:text-align="start" style:justify-single-word="false" fo:keep-together="always" fo:orphans="2" fo:widows="2"/>
      <style:text-properties officeooo:rsid="003b67d8" officeooo:paragraph-rsid="003b67d8"/>
    </style:style>
    <style:style style:name="P33" style:family="paragraph" style:parent-style-name="Encabezado_20_1" style:list-style-name="Numeración">
      <style:paragraph-properties fo:break-before="page"/>
      <style:text-properties officeooo:rsid="003d83c7" officeooo:paragraph-rsid="003d83c7"/>
    </style:style>
    <style:style style:name="P34" style:family="paragraph" style:parent-style-name="Encabezado_20_1.1" style:master-page-name="Primera_20_Pagina">
      <style:paragraph-properties style:page-number="auto"/>
    </style:style>
    <style:style style:name="P35" style:family="paragraph" style:parent-style-name="Encabezado_20_1.1" style:master-page-name="Primera_20_Pagina">
      <style:paragraph-properties style:page-number="auto"/>
      <style:text-properties officeooo:rsid="003d83c7" officeooo:paragraph-rsid="003d83c7"/>
    </style:style>
    <style:style style:name="P36" style:family="paragraph" style:parent-style-name="Encabezado_20_1.1" style:list-style-name="Numeración" style:master-page-name="Primera_20_Pagina">
      <style:paragraph-properties style:page-number="auto"/>
      <style:text-properties officeooo:rsid="003d83c7" officeooo:paragraph-rsid="003d83c7"/>
    </style:style>
    <style:style style:name="P37" style:family="paragraph" style:parent-style-name="Encabezado_20_1.1" style:master-page-name="Primera_20_Pagina">
      <style:paragraph-properties style:page-number="auto"/>
      <style:text-properties officeooo:paragraph-rsid="003d83c7"/>
    </style:style>
    <style:style style:name="P38" style:family="paragraph" style:parent-style-name="Encabezado_20_2" style:list-style-name="Numeración"/>
    <style:style style:name="P39" style:family="paragraph" style:parent-style-name="Encabezado_20_3" style:list-style-name="Numeración"/>
    <style:style style:name="P40" style:family="paragraph" style:parent-style-name="Encabezado_20_3" style:list-style-name="Numeración">
      <style:text-properties fo:language="es" fo:country="PY"/>
    </style:style>
    <style:style style:name="P41" style:family="paragraph" style:parent-style-name="Titulo_20_2">
      <style:text-properties officeooo:paragraph-rsid="003b5b1c"/>
    </style:style>
    <style:style style:name="P42" style:family="paragraph" style:parent-style-name="normal" style:list-style-name="WWNum3">
      <style:paragraph-properties fo:margin-left="1.27cm" fo:margin-right="0.106cm" fo:margin-top="0cm" fo:margin-bottom="0cm" style:contextual-spacing="false" fo:line-height="170%" fo:text-align="start" style:justify-single-word="false" fo:text-indent="-0.635cm" style:auto-text-indent="false"/>
      <style:text-properties style:font-name="Times New Roman" fo:font-size="12pt" fo:font-weight="bold" officeooo:paragraph-rsid="00314075" style:font-name-asian="Times New Roman1" style:font-size-asian="12pt" style:font-weight-asian="bold" style:font-name-complex="Times New Roman1" style:font-size-complex="12pt"/>
    </style:style>
    <style:style style:name="P43" style:family="paragraph" style:parent-style-name="normal" style:list-style-name="WWNum3">
      <style:paragraph-properties fo:margin-left="1.27cm" fo:margin-right="0.106cm" fo:margin-top="0cm" fo:margin-bottom="0cm" style:contextual-spacing="false" fo:line-height="170%" fo:text-indent="-0.635cm" style:auto-text-indent="false"/>
      <style:text-properties style:font-name="Times New Roman" fo:font-size="12pt" fo:font-weight="bold" officeooo:paragraph-rsid="00314075" style:font-name-asian="Times New Roman1" style:font-size-asian="12pt" style:font-weight-asian="bold" style:font-name-complex="Times New Roman1" style:font-size-complex="12pt"/>
    </style:style>
    <style:style style:name="P44" style:family="paragraph" style:parent-style-name="normal">
      <loext:graphic-properties draw:fill="none"/>
      <style:paragraph-properties fo:margin-left="9.901cm" fo:margin-right="0cm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0pt" style:font-size-asian="10pt" style:font-size-complex="10pt"/>
    </style:style>
    <style:style style:name="P45" style:family="paragraph" style:parent-style-name="normal" style:master-page-name="">
      <loext:graphic-properties draw:fill="none"/>
      <style:paragraph-properties fo:margin-left="9.901cm" fo:margin-right="0cm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0pt" style:font-size-asian="10pt" style:font-size-complex="10pt"/>
    </style:style>
    <style:style style:name="P46" style:family="paragraph" style:parent-style-name="normal">
      <loext:graphic-properties draw:fill="none"/>
      <style:paragraph-properties fo:margin-left="9.901cm" fo:margin-right="0cm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0pt" style:font-size-asian="10pt" style:font-size-complex="10pt"/>
    </style:style>
    <style:style style:name="P47" style:family="paragraph" style:parent-style-name="normal">
      <loext:graphic-properties draw:fill="none"/>
      <style:paragraph-properties fo:margin-left="9.901cm" fo:margin-right="0cm" fo:line-height="115%" fo:text-align="end" style:justify-single-word="false" fo:orphans="2" fo:widows="2" fo:text-indent="0cm" style:auto-text-indent="false" fo:background-color="transparent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2dd75"/>
    </style:style>
    <style:style style:name="T2" style:family="text">
      <style:text-properties officeooo:rsid="002c62f3"/>
    </style:style>
    <style:style style:name="T3" style:family="text">
      <style:text-properties officeooo:rsid="003054db"/>
    </style:style>
    <style:style style:name="T4" style:family="text">
      <style:text-properties officeooo:rsid="0032c4cf"/>
    </style:style>
    <style:style style:name="T5" style:family="text">
      <style:text-properties officeooo:rsid="003b67d8"/>
    </style:style>
    <style:style style:name="T6" style:family="text">
      <style:text-properties officeooo:rsid="003b8a54"/>
    </style:style>
    <style:style style:name="T7" style:family="text">
      <style:text-properties officeooo:rsid="003bf584"/>
    </style:style>
    <style:style style:name="T8" style:family="text">
      <style:text-properties officeooo:rsid="003d83c7"/>
    </style:style>
    <style:style style:name="T9" style:family="text">
      <style:text-properties fo:text-transform="uppercase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fo:text-transform="uppercase" style:font-name="Times New Roman" fo:font-size="18pt" fo:font-weight="bold" officeooo:rsid="003d83c7" style:font-name-asian="Times New Roman1" style:font-size-asian="18pt" style:font-weight-asian="bold" style:font-name-complex="Times New Roman1" style:font-size-complex="1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wrap="run-through" style:number-wrapped-paragraphs="no-limit" style:vertical-pos="from-top" style:vertical-rel="paragraph" style:horizontal-pos="from-left" style:horizontal-rel="paragraph" draw:visible-area-left="0cm" draw:visible-area-top="0cm" draw:visible-area-width="5.027cm" draw:visible-area-height="5.027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Object2" text:anchor-type="char" svg:x="0.051cm" svg:y="0.053cm" svg:width="2.152cm" svg:height="2.865cm" draw:z-index="0"><draw:object-ole xlink:href="./Object 3" xlink:type="simple" xlink:show="embed" xlink:actuate="onLoad"/><draw:image xlink:href="./ObjectReplacements/Object 3" xlink:type="simple" xlink:show="embed" xlink:actuate="onLoad"/><svg:desc>OLE-object</svg:desc></draw:frame>UNIVERSIDAD NACIONAL DE ITAP<draw:frame draw:style-name="fr1" draw:name="Object3" text:anchor-type="char" svg:x="13.399cm" svg:y="0.039cm" svg:width="2.547cm" svg:height="2.865cm" draw:z-index="1"><draw:object-ole xlink:href="./Object 4" xlink:type="simple" xlink:show="embed" xlink:actuate="onLoad"/><draw:image xlink:href="./ObjectReplacements/Object 4" xlink:type="simple" xlink:show="embed" xlink:actuate="onLoad"/><svg:desc>OLE-object</svg:desc></draw:frame>ÚA</text:p>
      <text:p text:style-name="P8">FACULTAD DE INGENIERÍA</text:p>
      <text:p text:style-name="P9">Ingeniería en Informática</text:p>
      <text:p text:style-name="P6"/>
      <text:p text:style-name="P6"/>
      <text:p text:style-name="P6"/>
      <text:p text:style-name="P9"><office:annotation office:name="__Annotation__4941_36408990431" loext:resolved="false"><dc:creator>Rodrigo Fernández</dc:creator><dc:date>2022-03-13T00:45:20.815250592</dc:date><meta:creator-initials>R</meta:creator-initials><text:p text:style-name="P48"><text:span text:style-name="T11">En la guia no se tiene este titulo</text:span></text:p></office:annotation>Trabajo Final de Grado<office:annotation-end office:name="__Annotation__4941_36408990431"/></text:p>
      <text:p text:style-name="P6"/>
      <text:p text:style-name="P6"/>
      <text:p text:style-name="P6"/>
      <text:p text:style-name="Titulo_20_2.1">Desarrollo de un Sistema para la ejecución distribuida de pruebas unitarias de aplicaciones Ruby on Rails utilizando la librería Rspec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Rodrigo Jacinto Fernández Ojeda - Leslie Fabiana López Figueredo</text:p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Encarnación - Paraguay </text:p>
      <text:p text:style-name="Titulo_20_2">202<text:span text:style-name="T2">2</text:span></text:p>
      <text:p text:style-name="P24"><draw:frame draw:style-name="fr1" draw:name="Object4" text:anchor-type="char" svg:x="0.051cm" svg:y="0.053cm" svg:width="2.152cm" svg:height="2.865cm" draw:z-index="2"><draw:object-ole xlink:href="./Object 5" xlink:type="simple" xlink:show="embed" xlink:actuate="onLoad"/><draw:image xlink:href="./ObjectReplacements/Object 5" xlink:type="simple" xlink:show="embed" xlink:actuate="onLoad"/><svg:desc>OLE-object</svg:desc></draw:frame>UNIVERSIDAD NACIONAL DE ITAP<draw:frame draw:style-name="fr1" draw:name="Object5" text:anchor-type="char" svg:x="13.399cm" svg:y="0.039cm" svg:width="2.547cm" svg:height="2.865cm" draw:z-index="3"><draw:object-ole xlink:href="./Object 6" xlink:type="simple" xlink:show="embed" xlink:actuate="onLoad"/><draw:image xlink:href="./ObjectReplacements/Object 6" xlink:type="simple" xlink:show="embed" xlink:actuate="onLoad"/><svg:desc>OLE-object</svg:desc></draw:frame>ÚA</text:p>
      <text:p text:style-name="P21">FACULTAD DE INGENIERÍA</text:p>
      <text:p text:style-name="P22">Ingeniería en Informática</text:p>
      <text:p text:style-name="P2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Desarrollo de un Sistema para la ejecución distribuida de pruebas unitarias de aplicaciones Ruby on Rails utilizando la librería Rspec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Rodrigo Jacinto Fernández Ojeda - Leslie Fabiana López Figueredo</text:p>
      <text:p text:style-name="P11"/>
      <text:p text:style-name="P11"/>
      <text:p text:style-name="P15">Trabajo Final de Grado presentado a la Facultad de Ingeniería de la Universidad Nacional de Itapúa, cuyo tema fue aprobado por Res. Dec. 049/2019.</text:p>
      <text:p text:style-name="P11"/>
      <text:p text:style-name="P11"/>
      <text:p text:style-name="Titulo_20_3">Tutor: Prof. Ing: Aldo <text:span text:style-name="T3">Miguel Medina Venialgo</text:span></text:p>
      <text:p text:style-name="P11"/>
      <text:p text:style-name="P11"/>
      <text:p text:style-name="P11"/>
      <text:p text:style-name="P11"/>
      <text:p text:style-name="P11"/>
      <text:p text:style-name="P12">Encarnación - Paraguay </text:p>
      <text:p text:style-name="Titulo_20_2">202<text:span text:style-name="T2">2</text:span></text:p>
      <text:p text:style-name="P24"><draw:frame draw:style-name="fr1" draw:name="Object1" text:anchor-type="char" svg:x="0.051cm" svg:y="0.053cm" svg:width="2.152cm" svg:height="2.865cm" draw:z-index="4"><draw:object-ole xlink:href="./Object 1" xlink:type="simple" xlink:show="embed" xlink:actuate="onLoad"/><draw:image xlink:href="./ObjectReplacements/Object 1" xlink:type="simple" xlink:show="embed" xlink:actuate="onLoad"/><svg:desc>OLE-object</svg:desc></draw:frame>UNIVERSIDAD NACIONAL DE ITAP<draw:frame draw:style-name="fr1" draw:name="Object6" text:anchor-type="char" svg:x="13.399cm" svg:y="0.039cm" svg:width="2.547cm" svg:height="2.865cm" draw:z-index="5"><draw:object-ole xlink:href="./Object 2" xlink:type="simple" xlink:show="embed" xlink:actuate="onLoad"/><draw:image xlink:href="./ObjectReplacements/Object 2" xlink:type="simple" xlink:show="embed" xlink:actuate="onLoad"/><svg:desc>OLE-object</svg:desc></draw:frame>ÚA</text:p>
      <text:p text:style-name="P21">FACULTAD DE INGENIERÍA</text:p>
      <text:p text:style-name="P22">Ingeniería en Informática</text:p>
      <text:p text:style-name="P20"/>
      <text:p text:style-name="P4"/>
      <text:p text:style-name="P4"/>
      <text:p text:style-name="P4"/>
      <text:p text:style-name="P4"/>
      <text:p text:style-name="P4"/>
      <text:p text:style-name="P16">HOJA DE EVALUACIÓN DE TFG</text:p>
      <text:p text:style-name="P16">INTEGRANTES <text:span text:style-name="T4">DE LA</text:span>MESA EXAMINADORA</text:p>
      <text:list xml:id="list1884107989" text:style-name="WWNum3">
        <text:list-item>
          <text:p text:style-name="P42">________________________________________________________</text:p>
        </text:list-item>
        <text:list-item>
          <text:p text:style-name="P42">________________________________________________________</text:p>
        </text:list-item>
        <text:list-item>
          <text:p text:style-name="P43">________________________________________________________</text:p>
        </text:list-item>
        <text:list-item>
          <text:p text:style-name="P43">________________________________________________________</text:p>
        </text:list-item>
        <text:list-item>
          <text:p text:style-name="P43">________________________________________________________</text:p>
        </text:list-item>
      </text:list>
      <text:p text:style-name="P19"/>
      <text:p text:style-name="P16">CALIFICACIÓN FINAL: ___ (_______)</text:p>
      <text:p text:style-name="P16">ACTA Nº:__________________________</text:p>
      <text:p text:style-name="P16">FECHA: ___________________________</text:p>
      <text:p text:style-name="P16"/>
      <text:p text:style-name="P16"/>
      <text:p text:style-name="P18">______________________________ <text:s text:c="29"/>______________________________</text:p>
      <text:p text:style-name="P17"><text:s text:c="14"/>Secretaria General <text:s text:c="66"/>Decano</text:p>
      <text:p text:style-name="P4"/>
      <text:p text:style-name="P4"/>
      <text:p text:style-name="P4"/>
      <text:p text:style-name="P4"/>
      <text:p text:style-name="P5">Encarnación - Paraguay </text:p>
      <text:p text:style-name="P41">202<text:span text:style-name="T2">2</text:span></text:p>
      <text:h text:style-name="P30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p text:style-name="P45">Dedico este trabajo a mi familia y a mi esposo por estar siempre a mi lado, <text:s/>por la confianza y el apoyo incondicional que me brindaron, sin ellos no hubiera sido posible cumplir esta meta.</text:p>
      <text:p text:style-name="P47">Leslie López</text:p>
      <text:p text:style-name="P44"/>
      <text:p text:style-name="P46">Dedico este trabajo a mi<text:span text:style-name="T5">s</text:span> <text:span text:style-name="T5">padres por haberme apoyado durante toda la carrera</text:span>, <text:span text:style-name="T6">y vaya que me tomé mi tiempo,</text:span> <text:span text:style-name="T5">y a mi esposa </text:span><text:span text:style-name="T7">Maga</text:span><text:span text:style-name="T5"> por estar más emocionada que yo por la culminación de este trabajo</text:span> .</text:p>
      <text:p text:style-name="P47">Rodrigo Fernández</text:p>
      <text:p text:style-name="P34">AGRADECIMIENTO<text:span text:style-name="T7">S</text:span></text:p>
      <text:table-of-content text:style-name="Sect1" text:name="Table of Contents2">
        <text:table-of-content-source text:outline-level="10">
          <text:index-title-template text:style-name="Encabezado_20_1">Índice</text:index-title-template>
          <text:table-of-content-entry-template text:outline-level="1" text:style-name="Contenido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ido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ido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P34">Índice</text:p>
          </text:index-title>
          <text:p text:style-name="P25"><text:a xlink:type="simple" xlink:href="#__RefHeading___Toc378_132173762" text:style-name="Index_20_Link" text:visited-style-name="Index_20_Link">1 <text:s/>INTRODUCCIÓN<text:tab/>5</text:a></text:p>
          <text:p text:style-name="P26"><text:a xlink:type="simple" xlink:href="#__RefHeading___Toc380_132173762" text:style-name="Index_20_Link" text:visited-style-name="Index_20_Link">1.1 <text:s/>PROBLEMÁTICA<text:tab/>5</text:a></text:p>
          <text:p text:style-name="P26"><text:a xlink:type="simple" xlink:href="#__RefHeading___Toc382_132173762" text:style-name="Index_20_Link" text:visited-style-name="Index_20_Link">1.2 <text:s/>OBJETIVOS<text:tab/>5</text:a></text:p>
          <text:p text:style-name="P27"><text:a xlink:type="simple" xlink:href="#__RefHeading___Toc384_132173762" text:style-name="Index_20_Link" text:visited-style-name="Index_20_Link">1.2.1 <text:s/>General<text:tab/>5</text:a></text:p>
          <text:p text:style-name="P25"><text:a xlink:type="simple" xlink:href="#__RefHeading___Toc386_132173762" text:style-name="Index_20_Link" text:visited-style-name="Index_20_Link">2 <text:s/>MARCO TEÓRICO<text:tab/>6</text:a></text:p>
          <text:p text:style-name="P26"><text:a xlink:type="simple" xlink:href="#__RefHeading___Toc388_132173762" text:style-name="Index_20_Link" text:visited-style-name="Index_20_Link">2.1 <text:s/>CICLO DEL DESARROLLO DEL SOFTWARE<text:tab/>6</text:a></text:p>
          <text:p text:style-name="P27"><text:a xlink:type="simple" xlink:href="#__RefHeading___Toc390_132173762" text:style-name="Index_20_Link" text:visited-style-name="Index_20_Link">2.1.1 <text:s/>Modelos de gestión del desarrollo del Software<text:tab/>6</text:a></text:p>
        </text:index-body>
      </text:table-of-content>
      <text:p text:style-name="P41"/>
      <text:p text:style-name="P34">Lista de Figuras</text:p>
      <text:p text:style-name="P37">Lista de <text:span text:style-name="T8">Tablas</text:span></text:p>
      <text:p text:style-name="P37">Lista de <text:span text:style-name="T8">Abreviaturas</text:span></text:p>
      <text:p text:style-name="P37">Lista de <text:span text:style-name="T8">S</text:span><text:span text:style-name="T10">ímbolos</text:span></text:p>
      <text:p text:style-name="P35"><text:span text:style-name="T9">Resúmen</text:span></text:p>
      <text:p text:style-name="P35"><text:span text:style-name="T9">Abstract</text:span></text:p>
      <text:list xml:id="list4270049161" text:style-name="Numeración">
        <text:list-item>
          <text:h text:style-name="P28" text:outline-level="1"><text:bookmark-start text:name="__RefHeading___Toc378_132173762"/><office:annotation office:name="__Annotation__3225_3640899043" loext:resolved="false"><dc:creator>Rodrigo Fernández</dc:creator><dc:date>2022-03-12T23:17:20.895647454</dc:date><meta:creator-initials>R</meta:creator-initials><text:p text:style-name="P48"><text:span text:style-name="T11">Para imprimir doble cara se debe configurar el Page Layout como Mirrored</text:span></text:p></office:annotation>INTRODUCCIÓN<office:annotation-end office:name="__Annotation__3225_3640899043"/><text:bookmark-end text:name="__RefHeading___Toc378_132173762"/></text:h>
          <text:list>
            <text:list-item>
              <text:h text:style-name="P38" text:outline-level="2"><text:bookmark-start text:name="__RefHeading___Toc380_132173762"/>PROBLEMÁTICA<text:bookmark-end text:name="__RefHeading___Toc380_132173762"/></text:h>
            </text:list-item>
          </text:list>
        </text:list-item>
      </text:list>
      <text:p text:style-name="Parrafo">Actualmente el software está presente en múltiples objetos cotidianos como son los teléfonos celulares, computadoras, medios de transporte, electrodomésticos, etc.</text:p>
      <text:p text:style-name="Parrafo">El ciclo de vida para el desarrollo de un software implica una secuencia de etapas sucesivas. Estas etapas frecuentemente incluyen: identificación de necesidades, diseño, programación, pruebas y mantenimiento. El proceso general de creación de software generalmente se lleva a cabo de acuerdo con el modelo de ciclo de vida de desarrollo seleccionado. Dependiendo de qué modelo se elija, el orden de las etapas de desarrollo y la metodología básica del proceso de desarrollo de software variarán. <text:reference-mark-start text:name="ADDIN CSL_CITATION {&quot;citationItems&quot;: [{&quot;id&quot;: &quot;ITEM-1&quot;, &quot;itemData&quot;: {&quot;author&quot;: [{&quot;dropping-particle&quot;: &quot;&quot;, &quot;family&quot;: &quot;Lasky&quot;, &quot;given&quot;: &quot;Jack&quot;, &quot;non-dropping-particle&quot;: &quot;&quot;, &quot;parse-names&quot;: false, &quot;suffix&quot;: &quot;&quot;}], &quot;container-title&quot;: &quot;Salem Press Encyclopedia&quot;, &quot;id&quot;: &quot;ITEM-1&quot;, &quot;issued&quot;: {&quot;date-parts&quot;: [[&quot;2015&quot;]]}, &quot;title&quot;: &quot;Software development&quot;, &quot;type&quot;: &quot;article-journal&quot;}, &quot;locator&quot;: &quot;1&quot;, &quot;uris&quot;: [&quot;http://www.mendeley.com/documents/?uuid=44986edf-1d1a-4aab-8c17-cb32d34a9c43&quot;]}], &quot;mendeley&quot;: {&quot;formattedCitation&quot;: &quot;(Lasky, 2015, p. 1)&quot;, &quot;plainTextFormattedCitation&quot;: &quot;(Lasky, 2015, p. 1)&quot;, &quot;previouslyFormattedCitation&quot;: &quot;(Lasky, 2015, p. 1)&quot;}, &quot;properties&quot;: {&quot;noteIndex&quot;: 0}, &quot;schema&quot;: &quot;https://github.com/citation-style-language/schema/raw/master/csl-citation.json&quot;} RNDIqLvIWw4HS"/>(Lasky, 2015, p. 1)<text:reference-mark-end text:name="ADDIN CSL_CITATION {&quot;citationItems&quot;: [{&quot;id&quot;: &quot;ITEM-1&quot;, &quot;itemData&quot;: {&quot;author&quot;: [{&quot;dropping-particle&quot;: &quot;&quot;, &quot;family&quot;: &quot;Lasky&quot;, &quot;given&quot;: &quot;Jack&quot;, &quot;non-dropping-particle&quot;: &quot;&quot;, &quot;parse-names&quot;: false, &quot;suffix&quot;: &quot;&quot;}], &quot;container-title&quot;: &quot;Salem Press Encyclopedia&quot;, &quot;id&quot;: &quot;ITEM-1&quot;, &quot;issued&quot;: {&quot;date-parts&quot;: [[&quot;2015&quot;]]}, &quot;title&quot;: &quot;Software development&quot;, &quot;type&quot;: &quot;article-journal&quot;}, &quot;locator&quot;: &quot;1&quot;, &quot;uris&quot;: [&quot;http://www.mendeley.com/documents/?uuid=44986edf-1d1a-4aab-8c17-cb32d34a9c43&quot;]}], &quot;mendeley&quot;: {&quot;formattedCitation&quot;: &quot;(Lasky, 2015, p. 1)&quot;, &quot;plainTextFormattedCitation&quot;: &quot;(Lasky, 2015, p. 1)&quot;, &quot;previouslyFormattedCitation&quot;: &quot;(Lasky, 2015, p. 1)&quot;}, &quot;properties&quot;: {&quot;noteIndex&quot;: 0}, &quot;schema&quot;: &quot;https://github.com/citation-style-language/schema/raw/master/csl-citation.json&quot;} RNDIqLvIWw4HS"/></text:p>
      <text:list xml:id="list32549169019172" text:continue-numbering="true" text:style-name="Numeración">
        <text:list-item>
          <text:list>
            <text:list-item>
              <text:h text:style-name="P38" text:outline-level="2"><text:bookmark-start text:name="__RefHeading___Toc382_132173762"/>OBJETIVOS<text:bookmark-end text:name="__RefHeading___Toc382_132173762"/></text:h>
              <text:list>
                <text:list-item>
                  <text:h text:style-name="P39" text:outline-level="3"><text:bookmark-start text:name="__RefHeading___Toc384_132173762"/>General<text:bookmark-end text:name="__RefHeading___Toc384_132173762"/></text:h>
                </text:list-item>
              </text:list>
            </text:list-item>
          </text:list>
        </text:list-item>
      </text:list>
      <text:p text:style-name="Parrafo">Desarrollar un Sistema que permita reducir el tiempo de ejecución de pruebas unitarias de aplicaciones Ruby on Rails utilizando la librería RSpec.</text:p>
      <text:h text:style-name="P32" text:outline-level="1"/>
      <text:list xml:id="list32549357384736" text:continue-numbering="true" text:style-name="Numeración">
        <text:list-item>
          <text:h text:style-name="P29" text:outline-level="1"><text:bookmark-start text:name="__RefHeading___Toc386_132173762"/>MARCO TEÓRICO<text:bookmark-end text:name="__RefHeading___Toc386_132173762"/></text:h>
          <text:list>
            <text:list-item>
              <text:h text:style-name="P38" text:outline-level="2"><text:bookmark-start text:name="__RefHeading___Toc388_132173762"/>CICLO DEL DESARROLLO DEL SOFTWARE<text:bookmark-end text:name="__RefHeading___Toc388_132173762"/></text:h>
            </text:list-item>
          </text:list>
        </text:list-item>
      </text:list>
      <text:p text:style-name="Parrafo">El ciclo de vida para el desarrollo de software implica una secuencia de etapas sucesivas. Estas etapas frecuentemente incluyen: identificación de necesidades, diseño, programación, pruebas y mantenimiento. Las pruebas contribuyen a la calidad del software y estas pruebas deben comenzar desde el momento en el que el desarrollador inicia la implementación del software y deben finalizar antes del despliegue del mismo. (p. 69). </text:p>
      <text:list xml:id="list32549714767259" text:continue-numbering="true" text:style-name="Numeración">
        <text:list-item>
          <text:list>
            <text:list-item>
              <text:list>
                <text:list-item>
                  <text:h text:style-name="P40" text:outline-level="3"><text:bookmark-start text:name="__RefHeading___Toc390_132173762"/>Modelos de gestión del desarrollo del Software<text:bookmark-end text:name="__RefHeading___Toc390_132173762"/></text:h>
                </text:list-item>
              </text:list>
            </text:list-item>
          </text:list>
        </text:list-item>
      </text:list>
      <text:p text:style-name="Parrafo">Existen diferentes modelos de desarrollo de software. Entre ellos tenemos métodos clásicos como lo son: modelo en cascada, modelo incremental, el modelo V o métodos más populares hoy en día como pueden ser metodologías ágiles, programación extrema, etc. Cada uno de ellos con sus ventajas y desventajas, con sus propias reglas y características que indican y dan las pautas de cómo se tiene que trabajar durante el ciclo de vida del software. A continuación se seleccionaron algunos modelos para ver cómo se componen y funcionan sus diferentes fases a lo largo del desarrollo del software.</text:p>
      <text:list xml:id="list32549865093512" text:continue-numbering="true" text:style-name="Numeración">
        <text:list-item>
          <text:h text:style-name="P33" text:outline-level="1"><text:bookmark-start text:name="__RefHeading___Toc386_1321737621"/>Conclusi<text:span text:style-name="T9">ón</text:span><text:bookmark-end text:name="__RefHeading___Toc386_1321737621"/></text:h>
          <text:p text:style-name="P36"><text:bookmark-start text:name="__RefHeading___Toc386_1321737622"/>Referencia Biblogr<text:span text:style-name="T9">áfica</text:span><text:bookmark-end text:name="__RefHeading___Toc386_1321737622"/></text:p>
          <text:p text:style-name="P36"><text:bookmark-start text:name="__RefHeading___Toc386_13217376221"/><text:span text:style-name="T9">Anexo</text:span><text:bookmark-end text:name="__RefHeading___Toc386_1321737622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cm" fo:margin-right="-0.071cm" fo:margin-top="0.706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0cm" fo:margin-right="-0.071cm" fo:margin-top="0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cabezado_20_1" style:display-name="Encabezado 1" style:family="paragraph" style:parent-style-name="Heading_20_1" style:default-outline-level="1" style:list-style-name="">
      <style:paragraph-properties fo:margin-top="0cm" fo:margin-bottom="0.3cm" style:contextual-spacing="false"/>
      <style:text-properties fo:text-transform="uppercase"/>
    </style:style>
    <style:style style:name="Encabezado_20_2" style:display-name="Encabezado 2" style:family="paragraph" style:parent-style-name="Heading_20_2" style:default-outline-level="2" style:list-style-name="">
      <style:paragraph-properties fo:margin-top="0cm" fo:margin-bottom="0.3cm" style:contextual-spacing="false"/>
      <style:text-properties fo:text-transform="uppercase" fo:font-weight="bold"/>
    </style:style>
    <style:style style:name="Encabezado_20_3" style:display-name="Encabezado 3" style:family="paragraph" style:parent-style-name="Heading_20_3" style:default-outline-level="3" style:list-style-name="">
      <style:paragraph-properties fo:margin-top="0cm" fo:margin-bottom="0.3cm" style:contextual-spacing="false"/>
      <style:text-properties fo:text-transform="capitalize"/>
    </style:style>
    <style:style style:name="Parrafo" style:family="paragraph" style:parent-style-name="Standard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becera" style:family="paragraph" style:parent-style-name="Header" style:master-page-name="">
      <style:paragraph-properties fo:margin-top="0cm" fo:margin-bottom="0cm" style:contextual-spacing="false" fo:line-height="100%" fo:text-align="center" style:justify-single-word="false" style:register-true="false" style:page-number="auto" fo:break-before="auto" fo:break-after="auto" style:join-border="true"/>
      <style:text-properties style:font-name="Times New Roman" fo:font-family="'Times New Roman'" style:font-family-generic="roman" style:font-pitch="variable" fo:font-size="10.5pt" style:font-size-asian="10.5pt" style:font-size-complex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ie_20_de_20_Pagina" style:display-name="Pie de Pagina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officeooo:rsid="0022dd75"/>
    </style:style>
    <style:style style:name="Titulo_20_1" style:display-name="Titulo 1" style:family="paragraph" style:parent-style-name="Title">
      <style:paragraph-properties fo:margin-top="0cm" fo:margin-bottom="0.3cm" style:contextual-spacing="false"/>
      <style:text-properties fo:text-transform="uppercase" style:font-name="Times New Roman" fo:font-family="'Times New Roman'" style:font-family-generic="roman" style:font-pitch="variable" fo:font-size="16pt" style:font-size-asian="19pt" style:font-size-complex="19pt"/>
    </style:style>
    <style:style style:name="Titulo_20_2" style:display-name="Titulo 2" style:family="paragraph" style:parent-style-name="Title">
      <style:paragraph-properties fo:margin-top="0cm" fo:margin-bottom="0.3cm" style:contextual-spacing="false"/>
      <style:text-properties fo:font-variant="small-caps" style:font-name="Times New Roman2" fo:font-family="'Times New Roman'" style:font-style-name="Bold" style:font-family-generic="roman" style:font-pitch="variable" fo:font-size="15pt"/>
    </style:style>
    <style:style style:name="Titulo_20_3" style:display-name="Titulo 3" style:family="paragraph" style:parent-style-name="Title">
      <style:paragraph-properties fo:margin-top="0cm" fo:margin-bottom="0.3cm" style:contextual-spacing="false"/>
      <style:text-properties fo:text-transform="capitalize" style:font-name="Times New Roman3" fo:font-family="'Times New Roman'" style:font-style-name="Italic" style:font-family-generic="roman" style:font-pitch="variable" fo:font-size="14pt" fo:font-style="normal" fo:font-weight="bold"/>
    </style:style>
    <style:style style:name="Titulo_20_2.1" style:display-name="Titulo 2.1" style:family="paragraph" style:parent-style-name="Title" style:master-page-name="">
      <style:paragraph-properties style:page-number="auto"/>
      <style:text-properties fo:text-transform="uppercase" style:font-name="Times New Roman2" fo:font-family="'Times New Roman'" style:font-style-name="Bold" style:font-family-generic="roman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ido_20_1" style:display-name="Contenido 1" style:family="paragraph" style:parent-style-name="Contents_20_1" style:master-page-name="">
      <style:paragraph-properties style:page-number="auto"/>
      <style:text-properties fo:text-transform="uppercase" style:font-name="Times New Roman2" fo:font-family="'Times New Roman'" style:font-style-name="Bold" style:font-family-generic="roman" style:font-pitch="variable" fo:font-weight="bold"/>
    </style:style>
    <style:style style:name="Contenido_20_2" style:display-name="Contenido 2" style:family="paragraph" style:parent-style-name="Contents_20_2" style:master-page-name="">
      <style:paragraph-properties style:page-number="auto"/>
      <style:text-properties fo:text-transform="uppercase" style:font-name="Times New Roman4" fo:font-family="'Times New Roman'" style:font-style-name="Regular" style:font-family-generic="roman" style:font-pitch="variable"/>
    </style:style>
    <style:style style:name="Contenido_20_3" style:display-name="Contenido 3" style:family="paragraph" style:parent-style-name="Contents_20_3">
      <style:text-properties fo:text-transform="capitalize" style:font-name="Times New Roman4" fo:font-family="'Times New Roman'" style:font-style-name="Regular" style:font-family-generic="roman" style:font-pitch="variable"/>
    </style:style>
    <style:style style:name="Encabezado_20_1.1" style:display-name="Encabezado 1.1" style:family="paragraph" style:parent-style-name="Heading_20_1" style:master-page-name="">
      <style:paragraph-properties fo:margin-top="0cm" fo:margin-bottom="0.6cm" style:contextual-spacing="false" fo:text-align="center" style:justify-single-word="false" style:page-number="auto"/>
      <style:text-properties fo:text-transform="upperca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eración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becera">
      <style:paragraph-properties>
        <style:tab-stops>
          <style:tab-stop style:position="17.59cm" style:type="right"/>
        </style:tab-stops>
      </style:paragraph-properties>
      <style:text-properties officeooo:paragraph-rsid="0022dd75"/>
    </style:style>
    <style:style style:name="MP2" style:family="paragraph" style:parent-style-name="Cabecera">
      <style:paragraph-properties>
        <style:tab-stops>
          <style:tab-stop style:position="17.59cm" style:type="right"/>
        </style:tab-stops>
      </style:paragraph-properties>
      <style:text-properties fo:font-size="6pt" officeooo:paragraph-rsid="0022dd75" style:font-size-asian="5.25pt" style:font-size-complex="6pt"/>
    </style:style>
    <style:style style:name="MP3" style:family="paragraph" style:parent-style-name="Pie_20_de_20_Pagina">
      <style:text-properties fo:font-size="10.5pt" style:font-size-asian="10.5pt" style:font-size-complex="10.5pt"/>
    </style:style>
    <style:style style:name="MT1" style:family="text">
      <style:text-properties officeooo:rsid="0022dd7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fo:border="none" fo:padding="0.2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agina_20_por_20_Defecto" style:display-name="Pagina por Defecto" style:page-layout-name="Mpm2" draw:style-name="Mdp1">
      <style:header>
        <text:p text:style-name="MP1"><text:s text:c="29"/>Desarrollo de un Sistema para la ejecución distribuida de pruebas unitarias<text:tab/><text:page-number text:select-page="current">15</text:page-number></text:p>
        <text:p text:style-name="MP1"><text:s/>de aplicaciones Ruby on Rails utilizando la librería Rspec</text:p>
        <text:p text:style-name="MP2"/>
      </style:header>
      <style:footer>
        <text:p text:style-name="MP3">Rodrigo Fernández <text:tab/><text:tab/>Leslie L<text:span text:style-name="MT1">ó</text:span>pez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Primera_20_Pagina" style:display-name="Primera Pagina" style:page-layout-name="Mpm9" draw:style-name="Mdp1" style:next-style-name="Pagina_20_por_20_Defecto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23:13:52.354485424</meta:creation-date>
    <meta:generator>LibreOffice/7.3.0.3$Linux_X86_64 LibreOffice_project/30$Build-3</meta:generator>
    <meta:editing-duration>PT1H5M40S</meta:editing-duration>
    <meta:editing-cycles>16</meta:editing-cycles>
    <dc:date>2022-03-13T03:25:48.474115288</dc:date>
    <dc:creator>Rodrigo Fernández</dc:creator>
    <meta:document-statistic meta:table-count="0" meta:image-count="0" meta:object-count="6" meta:page-count="17" meta:paragraph-count="71" meta:word-count="627" meta:character-count="4499" meta:non-whitespace-character-count="3795"/>
  </office:meta>
</office:document-meta>
</file>